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20%" fo:text-align="end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0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0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20%" fo:text-align="end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style:font-name="Times New Roman" fo:font-size="10pt" fo:language="en" fo:country="US" fo:font-style="normal" style:text-underline-style="solid" style:text-underline-width="auto" style:text-underline-color="font-color" fo:font-weight="normal" officeooo:rsid="001a9ee2" officeooo:paragraph-rsid="001a9ee2" fo:background-color="transparent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20%" fo:text-align="end" style:justify-single-word="false" fo:text-indent="0cm" style:auto-text-indent="false" style:writing-mode="lr-tb"/>
      <style:text-properties fo:font-weight="normal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12" style:family="paragraph" style:parent-style-name="Text_20_body">
      <style:paragraph-properties fo:margin-left="0cm" fo:margin-right="0cm" fo:margin-top="0cm" fo:margin-bottom="0.388cm" loext:contextual-spacing="false" fo:line-height="120%" fo:text-align="end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0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left="0cm" fo:margin-right="0cm" fo:margin-top="0cm" fo:margin-bottom="0.388cm" loext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left="0cm" fo:margin-right="0cm" fo:margin-top="0cm" fo:margin-bottom="0.388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left="0cm" fo:margin-right="0cm" fo:margin-top="0cm" fo:margin-bottom="0.388cm" loext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style:font-name="Times New Roman" fo:font-size="10pt" fo:font-style="normal" style:text-underline-style="solid" style:text-underline-width="auto" style:text-underline-color="font-color" fo:font-weight="normal" fo:background-color="transparent"/>
    </style:style>
    <style:style style:name="P16" style:family="paragraph" style:parent-style-name="Text_20_body">
      <style:paragraph-properties fo:margin-left="0cm" fo:margin-right="0cm" fo:margin-top="0cm" fo:margin-bottom="0.388cm" loext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style:font-name="Times New Roman" fo:font-size="10pt" fo:language="en" fo:country="US" fo:font-style="normal" style:text-underline-style="solid" style:text-underline-width="auto" style:text-underline-color="font-color" fo:font-weight="normal" fo:background-color="transparent"/>
    </style:style>
    <style:style style:name="P17" style:family="paragraph" style:parent-style-name="Text_20_body">
      <style:paragraph-properties fo:margin-left="0cm" fo:margin-right="0cm" fo:margin-top="0cm" fo:margin-bottom="0.388cm" loext:contextual-spacing="false" fo:line-height="138%" fo:text-indent="0cm" style:auto-text-indent="false" style:writing-mode="lr-tb"/>
      <style:text-properties fo:font-weight="normal"/>
    </style:style>
    <style:style style:name="P18" style:family="paragraph" style:parent-style-name="Text_20_body">
      <style:paragraph-properties fo:margin-left="0cm" fo:margin-right="0cm" fo:margin-top="0cm" fo:margin-bottom="0.783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left="0cm" fo:margin-right="0cm" fo:margin-top="0cm" fo:margin-bottom="0.783cm" loext:contextual-spacing="false" fo:line-height="120%" fo:text-indent="0cm" style:auto-text-indent="false" style:writing-mode="lr-tb"/>
      <style:text-properties fo:font-weight="normal"/>
    </style:style>
    <style:style style:name="P20" style:family="paragraph" style:parent-style-name="Text_20_body">
      <style:paragraph-properties fo:margin-left="0cm" fo:margin-right="0cm" fo:margin-top="0.388cm" fo:margin-bottom="0.388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paragraph-properties fo:margin-left="0cm" fo:margin-right="0cm" fo:margin-top="0.388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left="0cm" fo:margin-right="0cm" fo:margin-top="0.388cm" fo:margin-bottom="0cm" loext:contextual-spacing="false" fo:line-height="138%" fo:text-indent="0cm" style:auto-text-indent="false" style:writing-mode="lr-tb"/>
      <style:text-properties fo:font-weight="normal"/>
    </style:style>
    <style:style style:name="P23" style:family="paragraph" style:parent-style-name="Text_20_body">
      <style:paragraph-properties fo:margin-left="0cm" fo:margin-right="0cm" fo:margin-top="0cm" fo:margin-bottom="0.776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1">
      <loext:graphic-properties draw:fill="none"/>
      <style:paragraph-properties fo:margin-left="1cm" fo:margin-right="0cm" fo:margin-top="0.388cm" fo:margin-bottom="0.388cm" loext:contextual-spacing="false" fo:line-height="138%" fo:text-indent="0cm" style:auto-text-indent="false" fo:background-color="transparent" style:writing-mode="lr-tb"/>
      <style:text-properties fo:font-weight="normal"/>
    </style:style>
    <style:style style:name="P25" style:family="paragraph" style:parent-style-name="Text_20_body" style:list-style-name="L1" style:master-page-name="">
      <loext:graphic-properties draw:fill="none"/>
      <style:paragraph-properties fo:margin-left="1.3cm" fo:margin-right="0cm" fo:margin-top="0.388cm" fo:margin-bottom="0.388cm" loext:contextual-spacing="false" fo:line-height="138%" fo:text-indent="-0.3cm" style:auto-text-indent="false" style:page-number="auto" fo:background-color="transparent" style:writing-mode="lr-tb"/>
      <style:text-properties fo:font-weight="normal"/>
    </style:style>
    <style:style style:name="P26" style:family="paragraph" style:parent-style-name="Text_20_body" style:list-style-name="L1" style:master-page-name="">
      <loext:graphic-properties draw:fill="none"/>
      <style:paragraph-properties fo:margin-left="1.499cm" fo:margin-right="0cm" fo:margin-top="0.388cm" fo:margin-bottom="0.388cm" loext:contextual-spacing="false" fo:line-height="138%" fo:text-indent="-0.499cm" style:auto-text-indent="false" style:page-number="auto" fo:background-color="transparent" style:writing-mode="lr-tb"/>
      <style:text-properties fo:font-weight="normal"/>
    </style:style>
    <style:style style:name="P27" style:family="paragraph" style:parent-style-name="Heading_20_1">
      <style:paragraph-properties fo:margin-left="0cm" fo:margin-right="0cm" fo:margin-top="0.847cm" fo:margin-bottom="0.212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23pt" fo:font-style="normal" style:text-underline-style="none" fo:font-weight="bold" style:text-blinking="false" fo:background-color="transparent"/>
    </style:style>
    <style:style style:name="P28" style:family="paragraph" style:parent-style-name="Heading_20_2">
      <style:paragraph-properties fo:margin-left="0cm" fo:margin-right="0cm" fo:margin-top="0.635cm" fo:margin-bottom="0.141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7pt" fo:font-style="normal" style:text-underline-style="none" fo:font-weight="bold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" fo:font-size="10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style:text-line-through-style="none" style:text-line-through-type="none" style:text-blinking="false"/>
    </style:style>
    <style:style style:name="T5" style:family="text">
      <style:text-properties style:font-name="Times New Roman" fo:font-size="10pt" fo:font-style="normal" fo:font-weight="normal"/>
    </style:style>
    <style:style style:name="T6" style:family="text">
      <style:text-properties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501cm" fo:margin-left="1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b8d1da5d-84ee-0a7d-4ae7-f9418cf5759f"/>МГТУ им. Н.Э.Баумана</text:p>
      <text:p text:style-name="P2">Кафедра «Системы обработки информации и управления»</text:p>
      <text:p text:style-name="P2"/>
      <text:p text:style-name="P2"/>
      <text:p text:style-name="P10"><text:span text:style-name="T1">Утверждаю    </text:span><text:span text:style-name="T3"> </text:span></text:p>
      <text:p text:style-name="P3">___________________Галкин В.А.</text:p>
      <text:p text:style-name="P12">"___"_________20___г.</text:p>
      <text:p text:style-name="P12"/>
      <text:p text:style-name="P12"/>
      <text:p text:style-name="P5">Техническое задание</text:p>
      <text:p text:style-name="P5">к курсовой работе</text:p>
      <text:p text:style-name="P5">"Локальная без адаптерная сеть"</text:p>
      <text:p text:style-name="P4">(вариант №20)</text:p>
      <text:p text:style-name="P13">по курсу "Сетевые технологии в АСОИУ"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                    <text:span text:style-name="T5">Исполнители: Алтунин Н.С. ИУ5-63</text:span></text:p>
      <text:p text:style-name="P8">                                             <text:span text:style-name="T5">Янковский В.И. ИУ5-63</text:span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15">Москва 2017 г.</text:p>
      <text:h text:style-name="P27" text:outline-level="1"><text:soft-page-break/>1. Наименование : «Локальная без адаптерная сеть»</text:h>
      <text:h text:style-name="P27" text:outline-level="1">2. Основание для pазpаботки :</text:h>
      <text:p text:style-name="P7">Основанием для pазpаботки является учебный план МГТУ им. Баумана кафедры ИУ5 на 6 семестр.</text:p>
      <text:h text:style-name="P27" text:outline-level="1">3. Исполнители :</text:h>
      <text:p text:style-name="P7">Исполнителями являются студенты МГТУ им. Н.Э.Баумана гpуппы ИУ 5-63:</text:p>
      <text:p text:style-name="P7">Янковский В.И. (пользовательский и канальный уровни),</text:p>
      <text:p text:style-name="P7">Алтунин Н.С. (физический и канальный уровни).</text:p>
      <text:h text:style-name="P27" text:outline-level="1">4. Цель pазpаботки:</text:h>
      <text:p text:style-name="P18">Разработать протоколы взаимодействия объектов до прикладного уровня локальной сети, состоящей из N ПК, соединенных нульмодемно в направленное кольцо через интерфейсы RS232C (СОМ1 и СОМ2), и реализующей при адресной и групповой передаче текстовых сообщений основные функции электронной почты:</text:p>
      <text:list xml:id="list2848035004" text:style-name="L1">
        <text:list-item>
          <text:p text:style-name="P26"><text:span text:style-name="T1">почтовый ящик;</text:span></text:p>
        </text:list-item>
        <text:list-item>
          <text:p text:style-name="P25"><text:span text:style-name="T1">адресная книга;</text:span></text:p>
        </text:list-item>
        <text:list-item>
          <text:p text:style-name="P24"><text:span text:style-name="T1">подтверждение вскрытия конверта;</text:span></text:p>
        </text:list-item>
        <text:list-item>
          <text:p text:style-name="P24"><text:span text:style-name="T1">переадресация;</text:span></text:p>
        </text:list-item>
        <text:list-item>
          <text:p text:style-name="P24"><text:span text:style-name="T1">ответ.</text:span></text:p>
        </text:list-item>
      </text:list>
      <text:p text:style-name="P20">Параметры обмена заданы по умолчанию. Для контроля ошибки использовать [7,4]-код Хэмминга.</text:p>
      <text:h text:style-name="P27" text:outline-level="1"><text:soft-page-break/>5. Содержание работы (в соответствии с вариантом задания) :</text:h>
      <text:h text:style-name="P28" text:outline-level="2">5.1 Задачи, подлежащие решению:</text:h>
      <text:p text:style-name="P11"><text:span text:style-name="T1">·</text:span><text:span text:style-name="T3">        </text:span><text:span text:style-name="T2">разработать протоколы взаимодействия объектов прикладного,</text:span></text:p>
      <text:p text:style-name="P11"><text:span text:style-name="T1">·</text:span><text:span text:style-name="T3">        </text:span><text:span text:style-name="T2">канального и физического уровней локальной сети,</text:span></text:p>
      <text:p text:style-name="P11"><text:span text:style-name="T1">·</text:span><text:span text:style-name="T3">        </text:span><text:span text:style-name="T2">защитить передаваемую информацию кодом Хэмминга [7, 4],</text:span></text:p>
      <text:p text:style-name="P11"><text:span text:style-name="T1">·</text:span><text:span text:style-name="T3">        </text:span><text:span text:style-name="T2">реализовать функцию групповой и адресной функции передачи текстовых сообщений,</text:span></text:p>
      <text:p text:style-name="P11"><text:span text:style-name="T1">·</text:span><text:span text:style-name="T3">        </text:span><text:span text:style-name="T2">реализовать функцию основные функции электронной почты: почтовый ящик, адресная книга, подтверждение вскрытие конверта, переадресация, ответ</text:span></text:p>
      <text:h text:style-name="P28" text:outline-level="2">5.2 Требования к программному изделию :</text:h>
      <text:p text:style-name="P18">5.2.1 Требования к функциональным характеристикам :</text:p>
      <text:p text:style-name="P18">Программа должна контролировать процессы, связанные с получением, использованием и освобождением различных ресурсов ПЭВМ. При возникновении ошибок обрабатывать их, а в случае необходимости:</text:p>
      <text:p text:style-name="P19"><text:span text:style-name="T1">·</text:span><text:span text:style-name="T3">        </text:span><text:span text:style-name="T2">извещать пользователя своей ПЭВМ,</text:span></text:p>
      <text:p text:style-name="P19"><text:span text:style-name="T1">·</text:span><text:span text:style-name="T3">        </text:span><text:span text:style-name="T2">извещать ПЭВМ на другом конце канала.</text:span></text:p>
      <text:p text:style-name="P18">Номер COM-порта и скорость передачи по каналу устанавливается через меню.</text:p>
      <text:p text:style-name="P21">5.2.2 На физическом уровне должны выполняться следующие функции:</text:p>
      <text:p text:style-name="P22"><text:span text:style-name="T1">·</text:span><text:span text:style-name="T3">        </text:span><text:span text:style-name="T2">установление параметров СОМ-порта,</text:span></text:p>
      <text:p text:style-name="P17"><text:span text:style-name="T1">·</text:span><text:span text:style-name="T3">        </text:span><text:span text:style-name="T2">установление, поддержание и разъединение физического канала.</text:span></text:p>
      <text:p text:style-name="P6">5.2.2 На канальном уpовне должны выполняться следующие функции:</text:p>
      <text:p text:style-name="P11"><text:span text:style-name="T1">·</text:span><text:span text:style-name="T3">        </text:span><text:span text:style-name="T2">запpос физического соединения,</text:span></text:p>
      <text:p text:style-name="P11"><text:span text:style-name="T1">·</text:span><text:span text:style-name="T3">        </text:span><text:span text:style-name="T2">упpавление пеpедачей кадpов,</text:span></text:p>
      <text:p text:style-name="P11"><text:span text:style-name="T1">·</text:span><text:span text:style-name="T3">        </text:span><text:span text:style-name="T2">обеспечение необходимой последовательности блоков данных,</text:span></text:p>
      <text:p text:style-name="P11"><text:span text:style-name="T1">·</text:span><text:span text:style-name="T3">        </text:span><text:span text:style-name="T2">пеpедаваемых чеpез межуpовневый интеpфейс,</text:span></text:p>
      <text:p text:style-name="P11"><text:span text:style-name="T1">·</text:span><text:span text:style-name="T3">        </text:span><text:span text:style-name="T2">контроль и исправление ошибок,</text:span></text:p>
      <text:p text:style-name="P11"><text:span text:style-name="T1">·</text:span><text:span text:style-name="T3">        </text:span><text:span text:style-name="T2">запpос на pазъединение физического соединения.</text:span></text:p>
      <text:p text:style-name="P6"><text:soft-page-break/>5.2.3 На пользовательском уровне должны выполняться следующие функции:</text:p>
      <text:p text:style-name="P11"><text:span text:style-name="T2">·</text:span><text:span text:style-name="T3">       </text:span><text:span text:style-name="T2">- интерфейс с пользователем через систему меню,</text:span></text:p>
      <text:p text:style-name="P11"><text:span text:style-name="T2">·</text:span><text:span text:style-name="T3">       </text:span><text:span text:style-name="T2">- установка и получение адреса COM-порта для канала,</text:span></text:p>
      <text:p text:style-name="P11"><text:span text:style-name="T2">·</text:span><text:span text:style-name="T3">       </text:span><text:span text:style-name="T2">- регистрация почтового ящика на ПК,</text:span></text:p>
      <text:p text:style-name="P11"><text:span text:style-name="T2">·</text:span><text:span text:style-name="T3">       </text:span><text:span text:style-name="T2">- хранение писем в почтовом ящике,</text:span></text:p>
      <text:p text:style-name="P11"><text:span text:style-name="T2">·</text:span><text:span text:style-name="T3">       </text:span><text:span text:style-name="T2">- работа с адресной книгой: получение адресов, добавление адреса,</text:span></text:p>
      <text:p text:style-name="P11"><text:span text:style-name="T2">·</text:span><text:span text:style-name="T3">       </text:span><text:span text:style-name="T2">- возможность отправки письма,</text:span></text:p>
      <text:p text:style-name="P11"><text:span text:style-name="T2">·</text:span><text:span text:style-name="T3">       </text:span><text:span text:style-name="T2">- возможность обновления статуса об отправке/приеме писем,</text:span></text:p>
      <text:p text:style-name="P11"><text:span text:style-name="T2">·</text:span><text:span text:style-name="T3">       </text:span><text:span text:style-name="T2">- возможность групповой отправки писем,</text:span></text:p>
      <text:p text:style-name="P11"><text:span text:style-name="T2">·</text:span><text:span text:style-name="T3">       </text:span><text:span text:style-name="T2">- получение статуса письма,</text:span></text:p>
      <text:p text:style-name="P11"><text:span text:style-name="T2">·</text:span><text:span text:style-name="T3">       </text:span><text:span text:style-name="T2">- возможность переадресации письма (на стороне получателя),</text:span></text:p>
      <text:p text:style-name="P11"><text:span text:style-name="T2">·</text:span><text:span text:style-name="T3">       </text:span><text:span text:style-name="T2">- возможность ответа на письмо.</text:span></text:p>
      <text:h text:style-name="P28" text:outline-level="2">5.3 Входные и выходные данные:</text:h>
      <text:p text:style-name="P6">5.3.1 Входные данные:</text:p>
      <text:p text:style-name="P6">Входными данными являются:</text:p>
      <text:p text:style-name="P17"><text:span text:style-name="T2">·</text:span><text:span text:style-name="T3">       </text:span><text:span text:style-name="T2">- текст сообщения, вводимый с клавиатуры передающей ПЭВМ.</text:span></text:p>
      <text:p text:style-name="P6">5.3.2 Выходные данные:</text:p>
      <text:p text:style-name="P17"><text:span text:style-name="T2">·</text:span><text:span text:style-name="T3">       </text:span><text:span text:style-name="T2">- принятый текст сообщения на экране ПЭВМ.</text:span></text:p>
      <text:h text:style-name="P27" text:outline-level="1">6. Тpебования к составу технических средств:</text:h>
      <text:p text:style-name="P7">Пpогpаммное изделие выполняется на С++ под упpавлением MS Windows.</text:p>
      <text:p text:style-name="P14">Для pаботы пpогpаммы тpебуются более 2-х ПЭВМ типа IBM PC AT (/XT), соединенные нульмодемным кабелем через интерфейс RS-232C.(Установка виртуального нульмодемного соединения с помощью Virtual null modem)</text:p>
      <text:h text:style-name="P27" text:outline-level="1">7. Этапы разработки:</text:h>
      <text:p text:style-name="P6">7.1 Pазpаботка Технического Задания   до 15.02.2017 г.</text:p>
      <text:p text:style-name="P6">7.2 Pазpаботка Эскизного Пpоекта до 25.02.2017 г.</text:p>
      <text:p text:style-name="P6">7.3 Pазpаботка Технического Пpоекта   до 30.03.2017 г.</text:p>
      <text:p text:style-name="P23">7.4 Pазpаботка Пpогpаммы до 20.04.2017 г.</text:p>
      <text:h text:style-name="P27" text:outline-level="1"><text:soft-page-break/>8. Техническая документация, предъявляемая по окончанию работы:</text:h>
      <text:p text:style-name="P6">8.1 Техническое Задание.</text:p>
      <text:p text:style-name="P6">8.2 Технический проект.</text:p>
      <text:p text:style-name="P11"><text:span text:style-name="T2">·</text:span><text:span text:style-name="T3">       </text:span><text:span text:style-name="T2">Расчетно-пояснительная записка.</text:span></text:p>
      <text:p text:style-name="P11"><text:span text:style-name="T2">·</text:span><text:span text:style-name="T3">       </text:span><text:span text:style-name="T2">Комплект технической документации на программный продукт,  включающий:</text:span></text:p>
      <text:p text:style-name="P11"><text:span text:style-name="T2">·</text:span><text:span text:style-name="T3">       </text:span><text:span text:style-name="T2">описание программы;</text:span></text:p>
      <text:p text:style-name="P11"><text:span text:style-name="T2">·</text:span><text:span text:style-name="T3">       </text:span><text:span text:style-name="T2">руководство пользователя;</text:span></text:p>
      <text:p text:style-name="P11"><text:span text:style-name="T2">·</text:span><text:span text:style-name="T3">       </text:span><text:span text:style-name="T2">программа и методика испытаний.</text:span></text:p>
      <text:p text:style-name="P11"><text:span text:style-name="T2">·</text:span><text:span text:style-name="T3">       </text:span><text:span text:style-name="T2">Графическая часть на 3 (6) листах формата А1 (А2):</text:span></text:p>
      <text:p text:style-name="P11"><text:span text:style-name="T2">·</text:span><text:span text:style-name="T3">       </text:span><text:span text:style-name="T2">Структурная схема программы.</text:span></text:p>
      <text:p text:style-name="P11"><text:span text:style-name="T2">·</text:span><text:span text:style-name="T3">       </text:span><text:span text:style-name="T2">Структура протокольных блоков данных.</text:span></text:p>
      <text:p text:style-name="P11"><text:span text:style-name="T2">·</text:span><text:span text:style-name="T3">       </text:span><text:span text:style-name="T2">Структурные схемы основных процедур взаимодействия объектов по разработанным протоколам.</text:span></text:p>
      <text:p text:style-name="P11"><text:span text:style-name="T2">·</text:span><text:span text:style-name="T3">       </text:span><text:span text:style-name="T2">Временные диаграммы работы протоколов.</text:span></text:p>
      <text:p text:style-name="P11"><text:span text:style-name="T2">·</text:span><text:span text:style-name="T3">       </text:span><text:span text:style-name="T2">Граф диалога пользователя.</text:span></text:p>
      <text:p text:style-name="P11"><text:span text:style-name="T2">·</text:span><text:span text:style-name="T3">       </text:span><text:span text:style-name="T2">Алгоритмы программ.</text:span></text:p>
      <text:p text:style-name="P23">8.3. CD с технической и программной документацией.</text:p>
      <text:h text:style-name="P27" text:outline-level="1">9. Порядок приемки работы:</text:h>
      <text:p text:style-name="P6">Приёмка работы осуществляется в соответствии с "Пpогpаммой и методикой испытаний."</text:p>
      <text:p text:style-name="P14">Работа защищается перед комиссией преподавателей кафедры.</text:p>
      <text:h text:style-name="P27" text:outline-level="1">10. Дополнительные условия:</text:h>
      <text:p text:style-name="P23">Данное Техническое Задание может дополняться и изменяться в установленном порядке.</text:p>
      <text:p text:style-name="P1"><text:span text:style-name="T6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16:34:48.320000000</meta:creation-date>
    <dc:date>2017-02-28T16:43:37.895000000</dc:date>
    <meta:editing-duration>PT8M50S</meta:editing-duration>
    <meta:editing-cycles>1</meta:editing-cycles>
    <meta:document-statistic meta:table-count="0" meta:image-count="0" meta:object-count="0" meta:page-count="5" meta:paragraph-count="99" meta:word-count="633" meta:character-count="5075" meta:non-whitespace-character-count="4214"/>
    <meta:generator>LibreOffice/5.3.0.3$Windows_x86 LibreOffice_project/7074905676c47b82bbcfbea1aeefc84afe1c50e1</meta:generator>
  </office:meta>
</office:document-meta>
</file>